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CF00000073611499A6.eps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1000000FE000001038E021CBF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18cm" svg:height="2.031cm" svg:x="2.589cm" svg:y="0.65cm">
          <draw:image xlink:href="Pictures/20000002000001CF00000073611499A6.eps" xlink:type="simple" xlink:show="embed" xlink:actuate="onLoad">
            <text:p/>
          </draw:image>
        </draw:frame>
        <draw:frame draw:style-name="gr2" draw:text-style-name="P1" draw:layer="layout" svg:width="0.299cm" svg:height="0.258cm" svg:x="7.517cm" svg:y="1.478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04cm" svg:height="0.299cm" svg:x="9.132cm" svg:y="0.37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31cm" svg:x="9.554cm" svg:y="1.452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49cm" svg:height="0.258cm" svg:x="10.811cm" svg:y="1.478cm">
          <draw:image xlink:href="Pictures/2000000100000124000000D8A19DD694.svm" xlink:type="simple" xlink:show="embed" xlink:actuate="onLoad">
            <text:p/>
          </draw:image>
        </draw:frame>
        <draw:frame draw:style-name="gr6" draw:layer="layout" svg:width="0.748cm" svg:height="0.725cm" svg:x="10.611cm" svg:y="0.741cm">
          <draw:text-box>
            <text:p>+</text:p>
          </draw:text-box>
        </draw:frame>
        <draw:frame draw:style-name="gr6" draw:layer="layout" svg:width="0.642cm" svg:height="0.725cm" svg:x="10.664cm" svg:y="1.648cm">
          <draw:text-box>
            <text:p>-</text:p>
          </draw:text-box>
        </draw:frame>
        <draw:frame draw:style-name="gr2" draw:text-style-name="P1" draw:layer="layout" svg:width="0.299cm" svg:height="0.258cm" svg:x="2.274cm" svg:y="1.478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04cm" svg:height="0.299cm" svg:x="4.598cm" svg:y="1.458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31cm" svg:x="3.91cm" svg:y="0.359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49cm" svg:height="0.258cm" svg:x="5.545cm" svg:y="1.478cm">
          <draw:image xlink:href="Pictures/2000000100000124000000D8A19DD694.svm" xlink:type="simple" xlink:show="embed" xlink:actuate="onLoad">
            <text:p/>
          </draw:image>
        </draw:frame>
        <draw:frame draw:style-name="gr6" draw:layer="layout" svg:width="0.748cm" svg:height="0.725cm" svg:x="5.345cm" svg:y="0.792cm">
          <draw:text-box>
            <text:p>+</text:p>
          </draw:text-box>
        </draw:frame>
        <draw:frame draw:style-name="gr6" draw:layer="layout" svg:width="0.642cm" svg:height="0.725cm" svg:x="5.398cm" svg:y="1.699cm">
          <draw:text-box>
            <text:p>-</text:p>
          </draw:text-box>
        </draw:frame>
        <draw:frame draw:style-name="gr6" draw:text-style-name="P2" draw:layer="layout" svg:width="0.937cm" svg:height="0.911cm" svg:x="11.471cm" svg:y="1.77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2cm" svg:height="0.911cm" svg:x="1.073cm" svg:y="1.777cm">
          <draw:text-box>
            <text:p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5T12:26:30</meta:creation-date>
    <meta:editing-duration>PT7M16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7-05T12:33:45</dc:date>
    <dc:creator>kkk </dc:creator>
    <meta:document-statistic meta:object-count="15"/>
    <meta:template xlink:type="simple" xlink:actuate="onRequest" xlink:title="kkkFigures" xlink:href="../../../../.libreoffice/3/user/template/kkkFigures.otg" meta:date="2014-07-05T12:26:29"/>
  </office:meta>
</office:document-meta>
</file>